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a793b" officeooo:paragraph-rsid="000a793b" style:font-weight-asian="bold" style:font-weight-complex="bold"/>
    </style:style>
    <style:style style:name="P2" style:family="paragraph" style:parent-style-name="Standard">
      <style:text-properties fo:font-size="14pt" fo:font-weight="bold" officeooo:rsid="000a793b" officeooo:paragraph-rsid="000a793b" style:font-size-asian="14pt" style:font-weight-asian="bold" style:font-size-complex="14pt" style:font-weight-complex="bold"/>
    </style:style>
    <style:style style:name="P3" style:family="paragraph" style:parent-style-name="Standard">
      <style:text-properties fo:font-size="14pt" fo:font-weight="bold" officeooo:rsid="000b998b" officeooo:paragraph-rsid="000b998b" style:font-size-asian="14pt" style:font-weight-asian="bold" style:font-size-complex="14pt" style:font-weight-complex="bold"/>
    </style:style>
    <style:style style:name="P4" style:family="paragraph" style:parent-style-name="Standard">
      <style:text-properties fo:font-size="14pt" fo:font-weight="bold" officeooo:rsid="00143c36" officeooo:paragraph-rsid="00143c36" style:font-size-asian="14pt" style:font-weight-asian="bold" style:font-size-complex="14pt" style:font-weight-complex="bold"/>
    </style:style>
    <style:style style:name="P5" style:family="paragraph" style:parent-style-name="Standard">
      <style:text-properties fo:font-size="14pt" fo:font-weight="bold" officeooo:rsid="001625da" officeooo:paragraph-rsid="001625da" style:font-size-asian="12.25pt" style:font-weight-asian="bold" style:font-size-complex="14pt" style:font-weight-complex="bold"/>
    </style:style>
    <style:style style:name="P6" style:family="paragraph" style:parent-style-name="Standard">
      <style:text-properties fo:font-size="14pt" fo:font-weight="bold" officeooo:rsid="0017390a" officeooo:paragraph-rsid="0017390a" style:font-size-asian="12.25pt" style:font-weight-asian="bold" style:font-size-complex="14pt" style:font-weight-complex="bold"/>
    </style:style>
    <style:style style:name="P7" style:family="paragraph" style:parent-style-name="Standard">
      <style:text-properties fo:font-size="12pt" fo:font-weight="normal" officeooo:rsid="00143c36" officeooo:paragraph-rsid="00143c36" style:font-size-asian="10.5pt" style:font-weight-asian="normal" style:font-size-complex="12pt" style:font-weight-complex="normal"/>
    </style:style>
    <style:style style:name="P8" style:family="paragraph" style:parent-style-name="Standard">
      <style:text-properties fo:font-size="12pt" fo:font-weight="bold" officeooo:rsid="00107ea9" officeooo:paragraph-rsid="00107ea9" style:font-size-asian="12pt" style:font-weight-asian="bold" style:font-size-complex="12pt" style:font-weight-complex="bold"/>
    </style:style>
    <style:style style:name="P9" style:family="paragraph" style:parent-style-name="Standard">
      <style:text-properties fo:font-size="11pt" fo:font-weight="normal" officeooo:rsid="001883b0" officeooo:paragraph-rsid="001883b0" style:font-size-asian="9.60000038146973pt" style:font-weight-asian="normal" style:font-size-complex="11pt" style:font-weight-complex="normal"/>
    </style:style>
    <style:style style:name="P10" style:family="paragraph" style:parent-style-name="Standard">
      <style:text-properties fo:font-size="11pt" fo:font-weight="normal" officeooo:rsid="000b5f32" officeooo:paragraph-rsid="000b5f32" style:font-size-asian="11pt" style:font-weight-asian="normal" style:font-size-complex="11pt" style:font-weight-complex="normal"/>
    </style:style>
    <style:style style:name="P11" style:family="paragraph" style:parent-style-name="Standard">
      <style:text-properties fo:font-size="11pt" fo:font-weight="normal" officeooo:rsid="00107ea9" officeooo:paragraph-rsid="00107ea9" style:font-size-asian="11pt" style:font-weight-asian="normal" style:font-size-complex="11pt" style:font-weight-complex="normal"/>
    </style:style>
    <style:style style:name="P12" style:family="paragraph" style:parent-style-name="Standard">
      <style:text-properties fo:font-size="11pt" fo:font-weight="normal" officeooo:rsid="00129784" officeooo:paragraph-rsid="00129784" style:font-size-asian="11pt" style:font-weight-asian="normal" style:font-size-complex="11pt" style:font-weight-complex="normal"/>
    </style:style>
    <style:style style:name="P13" style:family="paragraph" style:parent-style-name="Standard">
      <style:text-properties fo:font-size="11pt" fo:font-weight="normal" officeooo:rsid="00143c36" officeooo:paragraph-rsid="00143c36" style:font-size-asian="11pt" style:font-weight-asian="normal" style:font-size-complex="11pt" style:font-weight-complex="normal"/>
    </style:style>
    <style:style style:name="P14" style:family="paragraph" style:parent-style-name="Standard">
      <style:text-properties fo:font-size="11pt" fo:font-weight="bold" officeooo:rsid="0008f59b" officeooo:paragraph-rsid="0008f59b" style:font-size-asian="11pt" style:font-weight-asian="bold" style:font-size-complex="11pt" style:font-weight-complex="bold"/>
    </style:style>
    <style:style style:name="P15" style:family="paragraph" style:parent-style-name="Standard">
      <style:text-properties fo:font-size="11pt" fo:font-weight="bold" officeooo:rsid="000a793b" officeooo:paragraph-rsid="000a793b" style:font-size-asian="11pt" style:font-weight-asian="bold" style:font-size-complex="11pt" style:font-weight-complex="bold"/>
    </style:style>
    <style:style style:name="P16" style:family="paragraph" style:parent-style-name="Standard">
      <style:text-properties fo:font-size="11pt" fo:font-weight="bold" officeooo:rsid="0004176c" officeooo:paragraph-rsid="0004176c" style:font-size-asian="11pt" style:font-weight-asian="bold" style:font-size-complex="11pt" style:font-weight-complex="bold"/>
    </style:style>
    <style:style style:name="P17" style:family="paragraph" style:parent-style-name="Standard">
      <style:text-properties fo:font-size="11pt" fo:font-weight="bold" officeooo:rsid="00107ea9" officeooo:paragraph-rsid="00107ea9" style:font-size-asian="11pt" style:font-weight-asian="bold" style:font-size-complex="11pt" style:font-weight-complex="bold"/>
    </style:style>
    <style:style style:name="P18" style:family="paragraph" style:parent-style-name="Standard">
      <style:text-properties fo:font-size="11pt" officeooo:rsid="00035154" officeooo:paragraph-rsid="00035154" style:font-size-asian="11pt" style:font-size-complex="11pt"/>
    </style:style>
    <style:style style:name="P19" style:family="paragraph" style:parent-style-name="Standard">
      <style:text-properties fo:font-size="11pt" officeooo:rsid="0005a5eb" officeooo:paragraph-rsid="0005a5eb" style:font-size-asian="11pt" style:font-size-complex="11pt"/>
    </style:style>
    <style:style style:name="P20" style:family="paragraph" style:parent-style-name="Standard">
      <style:text-properties fo:font-size="11pt" officeooo:rsid="0008f59b" officeooo:paragraph-rsid="0008f59b" style:font-size-asian="11pt" style:font-size-complex="11pt"/>
    </style:style>
    <style:style style:name="P21" style:family="paragraph" style:parent-style-name="Standard">
      <style:text-properties fo:font-size="11pt" officeooo:rsid="0006911c" officeooo:paragraph-rsid="0006911c" style:font-size-asian="11pt" style:font-size-complex="11pt"/>
    </style:style>
    <style:style style:name="P22" style:family="paragraph" style:parent-style-name="Standard">
      <style:text-properties fo:font-size="11pt" officeooo:rsid="0004176c" officeooo:paragraph-rsid="0004176c" style:font-size-asian="11pt" style:font-size-complex="11pt"/>
    </style:style>
    <style:style style:name="P23" style:family="paragraph" style:parent-style-name="Standard">
      <style:text-properties style:font-name="FreeMono" fo:font-size="10pt" fo:font-weight="normal" officeooo:rsid="001625da" officeooo:paragraph-rsid="001625da" style:font-size-asian="8.75pt" style:font-weight-asian="normal" style:font-size-complex="10pt" style:font-weight-complex="normal"/>
    </style:style>
    <style:style style:name="P24" style:family="paragraph" style:parent-style-name="Standard">
      <style:text-properties style:font-name="Liberation Serif" fo:font-size="14pt" fo:font-weight="normal" officeooo:rsid="001625da" officeooo:paragraph-rsid="001625da" style:font-size-asian="12.25pt" style:font-weight-asian="normal" style:font-size-complex="14pt" style:font-weight-complex="normal"/>
    </style:style>
    <style:style style:name="P25" style:family="paragraph" style:parent-style-name="Standard">
      <style:text-properties style:font-name="Liberation Serif" fo:font-size="14pt" fo:font-weight="bold" officeooo:rsid="001625da" officeooo:paragraph-rsid="001625da" style:font-size-asian="12.25pt" style:font-weight-asian="bold" style:font-size-complex="14pt" style:font-weight-complex="bold"/>
    </style:style>
    <style:style style:name="P26" style:family="paragraph" style:parent-style-name="Table_20_Contents">
      <style:text-properties fo:font-size="12pt" officeooo:rsid="0017fa83" officeooo:paragraph-rsid="0017fa83" style:font-size-asian="12pt" style:font-size-complex="12pt"/>
    </style:style>
    <style:style style:name="P27" style:family="paragraph" style:parent-style-name="Table_20_Contents">
      <style:text-properties fo:font-size="12pt" officeooo:rsid="0018685b" officeooo:paragraph-rsid="0018685b" style:font-size-asian="12pt" style:font-size-complex="12pt"/>
    </style:style>
    <style:style style:name="P28" style:family="paragraph" style:parent-style-name="Table_20_Contents">
      <style:text-properties fo:font-size="12pt" officeooo:rsid="001883b0" officeooo:paragraph-rsid="001883b0" style:font-size-asian="12pt" style:font-size-complex="12pt"/>
    </style:style>
    <style:style style:name="P29" style:family="paragraph" style:parent-style-name="Table_20_Contents">
      <style:text-properties fo:font-size="12pt" officeooo:rsid="00194f18" officeooo:paragraph-rsid="00194f18" style:font-size-asian="12pt" style:font-size-complex="12pt"/>
    </style:style>
    <style:style style:name="P30" style:family="paragraph" style:parent-style-name="Table_20_Contents">
      <style:text-properties fo:font-size="11pt" style:font-size-asian="11pt" style:font-size-complex="11pt"/>
    </style:style>
    <style:style style:name="P31" style:family="paragraph" style:parent-style-name="Table_20_Contents">
      <style:text-properties fo:font-size="11pt" officeooo:rsid="000b5f32" officeooo:paragraph-rsid="000b5f32" style:font-size-asian="11pt" style:font-size-complex="11pt"/>
    </style:style>
    <style:style style:name="P32" style:family="paragraph" style:parent-style-name="Table_20_Contents">
      <style:text-properties fo:font-size="11pt" officeooo:rsid="000b998b" officeooo:paragraph-rsid="000b998b" style:font-size-asian="11pt" style:font-size-complex="11pt"/>
    </style:style>
    <style:style style:name="P33" style:family="paragraph" style:parent-style-name="Table_20_Contents">
      <style:text-properties fo:font-size="11pt" officeooo:rsid="00129784" officeooo:paragraph-rsid="00129784" style:font-size-asian="11pt" style:font-size-complex="11pt"/>
    </style:style>
    <style:style style:name="P34" style:family="paragraph" style:parent-style-name="Table_20_Contents">
      <style:text-properties fo:font-size="11pt" officeooo:rsid="00143c36" officeooo:paragraph-rsid="00143c36" style:font-size-asian="11pt" style:font-size-complex="11pt"/>
    </style:style>
    <style:style style:name="P35" style:family="paragraph" style:parent-style-name="Table_20_Contents">
      <style:text-properties fo:font-size="11pt" officeooo:rsid="00170759" officeooo:paragraph-rsid="00170759" style:font-size-asian="11pt" style:font-size-complex="11pt"/>
    </style:style>
    <style:style style:name="P36" style:family="paragraph" style:parent-style-name="Table_20_Contents">
      <style:text-properties fo:font-size="11pt" officeooo:rsid="0017390a" officeooo:paragraph-rsid="0017390a" style:font-size-asian="11pt" style:font-size-complex="11pt"/>
    </style:style>
    <style:style style:name="T1" style:family="text">
      <style:text-properties officeooo:rsid="0007b11b"/>
    </style:style>
    <style:style style:name="T2" style:family="text">
      <style:text-properties officeooo:rsid="000a793b"/>
    </style:style>
    <style:style style:name="T3" style:family="text">
      <style:text-properties officeooo:rsid="000b998b"/>
    </style:style>
    <style:style style:name="T4" style:family="text">
      <style:text-properties officeooo:rsid="0010d53f"/>
    </style:style>
    <style:style style:name="T5" style:family="text">
      <style:text-properties fo:font-size="14pt" style:font-size-asian="14pt" style:font-size-complex="14pt"/>
    </style:style>
    <style:style style:name="T6" style:family="text">
      <style:text-properties officeooo:rsid="00194f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an Thomas</text:p>
      <text:p text:style-name="P18">Lab 3</text:p>
      <text:p text:style-name="P18">COSC 420</text:p>
      <text:p text:style-name="P18"/>
      <text:p text:style-name="P19">NOTE: QUESTIONS a-d WERE MISSING FROM ORIGINAL README</text:p>
      <text:p text:style-name="P20">This issue was due to me not reading the instructions</text:p>
      <text:p text:style-name="P21"><text:span text:style-name="T1">All content not in original readme added is</text:span> in bold</text:p>
      <text:p text:style-name="P18"/>
      <text:p text:style-name="P16">Original Readme)</text:p>
      <text:p text:style-name="P22"/>
      <text:p text:style-name="P22">README</text:p>
      <text:p text:style-name="P22"/>
      <text:p text:style-name="P22">Matrix multiplication fix</text:p>
      <text:p text:style-name="P22">Gauss Jordan Algorithm</text:p>
      <text:p text:style-name="P22">Inverse Matrix Algorithm</text:p>
      <text:p text:style-name="P22"/>
      <text:p text:style-name="P22">Matrix multiplication fix)</text:p>
      <text:p text:style-name="P22"/>
      <text:p text:style-name="P22">As it turns out, the original approach for the matrix multiplication algorithm performed quite poorly (much more than that of a sequential implementation)</text:p>
      <text:p text:style-name="P22">This, and matrix multiplication would block if the size of n was too large. These issues have been fixed.</text:p>
      <text:p text:style-name="P22"/>
      <text:p text:style-name="P22">The causes for these issues was the fact that the original implementation was not true parallel. Instead, the root node was not properly sending to the</text:p>
      <text:p text:style-name="P22">other nodes, and as a result, was forced to do a majority of the work. This is because the amount of memory allocated for each node, which would hold a portion</text:p>
      <text:p text:style-name="P22">of the matrix, was not of the correct size.</text:p>
      <text:p text:style-name="P22"/>
      <text:p text:style-name="P22">In the new implementation, all nodes allocate without permission of the node, ensuring that each node can properly store its section of the matrix. The results of the</text:p>
      <text:p text:style-name="P22">new implementation have shown to be far superior.</text:p>
      <text:p text:style-name="P22"/>
      <text:p text:style-name="P22">Running the program is the same procedure as the last implementation.</text:p>
      <text:p text:style-name="P22"/>
      <text:p text:style-name="P22"/>
      <text:p text:style-name="P22">Gauss Jordan Algorithm / Inverse)</text:p>
      <text:p text:style-name="P22"/>
      <text:p text:style-name="P22">The Gauss Jordan algorithm takes two inputs, the width and length of the randomly generated matrix that will be reduced to pivot positions. The algorithm works by distributing</text:p>
      <text:p text:style-name="P22">the number of rows across the number of nodes, and collecting all the results of each operation after each row reduction operation. The root node then takes each reduced row,</text:p>
      <text:p text:style-name="P22">and recombines it into a single, row reduced, augmented matrix</text:p>
      <text:p text:style-name="P22"/>
      <text:p text:style-name="P22">The Inverse matrix algorithm uses the Gauss Jordan implementation, however appends the identity matrix prior to utilizing Gauss Jordan.</text:p>
      <text:p text:style-name="P22"/>
      <text:p text:style-name="P14">a) The theoretical time complexity for a sequential implementation of the Gauss Jordan algorithm is O(r^3) where r is the number of rows. As this parallel approach is similar to the sequential version, with rows distributed across multiple nodes. This being said, the time complexity for the sequential version would be O((r/n)^3)</text:p>
      <text:p text:style-name="P14"/>
      <text:p text:style-name="P14"><text:soft-page-break/>b) <text:span text:style-name="T2">Utilizing more nodes does not appear to perfectly divide the time it takes to complete the program. Using more nodes improves the runtime, but as the program is bottlenecked by message passing between root and worker nodes, the program only performs slightly better when more nodes are added</text:span></text:p>
      <text:p text:style-name="P14"/>
      <text:p text:style-name="P14">c) Some real world examples of this software <text:span text:style-name="T2">would be for use in estimation of interdependent systems. As systems could be modeled by equations, the solution to equations could be obtained through this algorithm. An example of a system of interdependent equations could be predator-prey models where survival rates for multiple species are modeled using equations.</text:span></text:p>
      <text:p text:style-name="P14"/>
      <text:p text:style-name="P15">d) The code could be improved by finding a way to reduce the number of broadcasts from the root node (and sends back) upon each row reduction, as this is most likely the primary bottleneck for the program</text:p>
      <text:p text:style-name="P1"/>
      <text:p text:style-name="P1"/>
      <text:p text:style-name="P2">Run Times)</text:p>
      <text:p text:style-name="P2"/>
      <text:p text:style-name="P9">Note, the time command was not used for recording time, as the root node does not have a scope which persists through the entirety of the operation. The time command was used instead.</text:p>
      <text:p text:style-name="P2"/>
      <text:p text:style-name="P3">Matrix Multiplication)</text:p>
      <text:p text:style-name="P3"/>
      <text:p text:style-name="P10">The following run times reflect the original and improved versions of the matrix multiplication algorithm. The following were recorded running on 12 nodes. <text:span text:style-name="T3">Times are in seconds</text:span></text:p>
      <text:p text:style-name="P15"/>
      <table:table table:name="Table1" table:style-name="Table1">
        <table:table-column table:style-name="Table1.A" table:number-columns-repeated="3"/>
        <table:table-row>
          <table:table-cell table:style-name="Table1.A1" office:value-type="string">
            <text:p text:style-name="P31">N size</text:p>
          </table:table-cell>
          <table:table-cell table:style-name="Table1.A1" office:value-type="string">
            <text:p text:style-name="P31">Original</text:p>
          </table:table-cell>
          <table:table-cell table:style-name="Table1.C1" office:value-type="string">
            <text:p text:style-name="P31">Improved</text:p>
          </table:table-cell>
        </table:table-row>
        <table:table-row>
          <table:table-cell table:style-name="Table1.A2" office:value-type="string">
            <text:p text:style-name="P31">500</text:p>
          </table:table-cell>
          <table:table-cell table:style-name="Table1.A2" office:value-type="string">
            <text:p text:style-name="P32">1.831</text:p>
          </table:table-cell>
          <table:table-cell table:style-name="Table1.C2" office:value-type="string">
            <text:p text:style-name="P31">1.055</text:p>
          </table:table-cell>
        </table:table-row>
        <table:table-row>
          <table:table-cell table:style-name="Table1.A2" office:value-type="string">
            <text:p text:style-name="P31">1000</text:p>
          </table:table-cell>
          <table:table-cell table:style-name="Table1.A2" office:value-type="string">
            <text:p text:style-name="P32">7.673</text:p>
          </table:table-cell>
          <table:table-cell table:style-name="Table1.C2" office:value-type="string">
            <text:p text:style-name="P31">2.129</text:p>
          </table:table-cell>
        </table:table-row>
        <table:table-row>
          <table:table-cell table:style-name="Table1.A2" office:value-type="string">
            <text:p text:style-name="P31">2500</text:p>
          </table:table-cell>
          <table:table-cell table:style-name="Table1.A2" office:value-type="string">
            <text:p text:style-name="P32">73.274</text:p>
          </table:table-cell>
          <table:table-cell table:style-name="Table1.C2" office:value-type="string">
            <text:p text:style-name="P31">16.882</text:p>
          </table:table-cell>
        </table:table-row>
        <table:table-row>
          <table:table-cell table:style-name="Table1.A2" office:value-type="string">
            <text:p text:style-name="P31">5000</text:p>
          </table:table-cell>
          <table:table-cell table:style-name="Table1.A2" office:value-type="string">
            <text:p text:style-name="P32">429.431</text:p>
          </table:table-cell>
          <table:table-cell table:style-name="Table1.C2" office:value-type="string">
            <text:p text:style-name="P31">130.461</text:p>
          </table:table-cell>
        </table:table-row>
        <table:table-row>
          <table:table-cell table:style-name="Table1.A2" office:value-type="string">
            <text:p text:style-name="P31">7500</text:p>
          </table:table-cell>
          <table:table-cell table:style-name="Table1.A2" office:value-type="string">
            <text:p text:style-name="P32">Program crashed</text:p>
          </table:table-cell>
          <table:table-cell table:style-name="Table1.C2" office:value-type="string">
            <text:p text:style-name="P31">508.421</text:p>
          </table:table-cell>
        </table:table-row>
      </table:table>
      <text:p text:style-name="P15"/>
      <text:p text:style-name="P15"/>
      <text:p text:style-name="P11">Before starting the Gauss Jordan run times, it is worth noting that the original Gauss Jordan implementation will not be listed to due extremely poor performance <text:span text:style-name="T4">(as described in the readme).</text:span></text:p>
      <text:p text:style-name="P12">These results are for the second, improved version, in seconds.</text:p>
      <text:p text:style-name="P15"/>
      <text:p text:style-name="P17"><text:span text:style-name="T5">Gauss Jordan)</text:span><text:line-break/></text:p>
      <table:table table:name="Table2" table:style-name="Table2">
        <table:table-column table:style-name="Table2.A" table:number-columns-repeated="4"/>
        <table:table-row>
          <table:table-cell table:style-name="Table2.A1" office:value-type="string">
            <text:p text:style-name="P33"># of rows</text:p>
          </table:table-cell>
          <table:table-cell table:style-name="Table2.A1" office:value-type="string">
            <text:p text:style-name="P33">1 Node</text:p>
          </table:table-cell>
          <table:table-cell table:style-name="Table2.A1" office:value-type="string">
            <text:p text:style-name="P33">6 Nodes</text:p>
          </table:table-cell>
          <table:table-cell table:style-name="Table2.D1" office:value-type="string">
            <text:p text:style-name="P33">12 Nodes</text:p>
          </table:table-cell>
        </table:table-row>
        <table:table-row>
          <table:table-cell table:style-name="Table2.A2" office:value-type="string">
            <text:p text:style-name="P33">500</text:p>
          </table:table-cell>
          <table:table-cell table:style-name="Table2.A2" office:value-type="string">
            <text:p text:style-name="P33">1.014</text:p>
          </table:table-cell>
          <table:table-cell table:style-name="Table2.A2" office:value-type="string">
            <text:p text:style-name="P33">1.025</text:p>
          </table:table-cell>
          <table:table-cell table:style-name="Table2.D2" office:value-type="string">
            <text:p text:style-name="P33">1.018</text:p>
          </table:table-cell>
        </table:table-row>
        <table:table-row>
          <table:table-cell table:style-name="Table2.A2" office:value-type="string">
            <text:p text:style-name="P33">1000</text:p>
          </table:table-cell>
          <table:table-cell table:style-name="Table2.A2" office:value-type="string">
            <text:p text:style-name="P33">1.750</text:p>
          </table:table-cell>
          <table:table-cell table:style-name="Table2.A2" office:value-type="string">
            <text:p text:style-name="P33">1.701</text:p>
          </table:table-cell>
          <table:table-cell table:style-name="Table2.D2" office:value-type="string">
            <text:p text:style-name="P33">1.706</text:p>
          </table:table-cell>
        </table:table-row>
        <table:table-row>
          <table:table-cell table:style-name="Table2.A2" office:value-type="string">
            <text:p text:style-name="P33">5000</text:p>
          </table:table-cell>
          <table:table-cell table:style-name="Table2.A2" office:value-type="string">
            <text:p text:style-name="P33">66.803</text:p>
          </table:table-cell>
          <table:table-cell table:style-name="Table2.A2" office:value-type="string">
            <text:p text:style-name="P34">103.630</text:p>
          </table:table-cell>
          <table:table-cell table:style-name="Table2.D2" office:value-type="string">
            <text:p text:style-name="P33">94.649</text:p>
          </table:table-cell>
        </table:table-row>
        <table:table-row>
          <table:table-cell table:style-name="Table2.A2" office:value-type="string">
            <text:p text:style-name="P33">10000</text:p>
          </table:table-cell>
          <table:table-cell table:style-name="Table2.A2" office:value-type="string">
            <text:p text:style-name="P34">570.026</text:p>
          </table:table-cell>
          <table:table-cell table:style-name="Table2.A2" office:value-type="string">
            <text:p text:style-name="P35">717.463</text:p>
          </table:table-cell>
          <table:table-cell table:style-name="Table2.D2" office:value-type="string">
            <text:p text:style-name="P36">674.711</text:p>
          </table:table-cell>
        </table:table-row>
        <table:table-row>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D2" office:value-type="string">
            <text:p text:style-name="P30"/>
          </table:table-cell>
        </table:table-row>
      </table:table>
      <text:p text:style-name="P17"/>
      <text:p text:style-name="P17"/>
      <text:p text:style-name="P17"/>
      <text:p text:style-name="P17"><text:soft-page-break/></text:p>
      <text:p text:style-name="P17"/>
      <text:p text:style-name="P17"/>
      <text:p text:style-name="P6">Inverse)</text:p>
      <text:p text:style-name="P8"/>
      <table:table table:name="Table3" table:style-name="Table3">
        <table:table-column table:style-name="Table3.A" table:number-columns-repeated="4"/>
        <table:table-row>
          <table:table-cell table:style-name="Table3.A1" office:value-type="string">
            <text:p text:style-name="P26"># of rows</text:p>
          </table:table-cell>
          <table:table-cell table:style-name="Table3.A1" office:value-type="string">
            <text:p text:style-name="P26">1 Nodes</text:p>
          </table:table-cell>
          <table:table-cell table:style-name="Table3.A1" office:value-type="string">
            <text:p text:style-name="P26">6 Nodes</text:p>
          </table:table-cell>
          <table:table-cell table:style-name="Table3.D1" office:value-type="string">
            <text:p text:style-name="P26">12 Nodes</text:p>
          </table:table-cell>
        </table:table-row>
        <table:table-row>
          <table:table-cell table:style-name="Table3.A2" office:value-type="string">
            <text:p text:style-name="P29">500</text:p>
          </table:table-cell>
          <table:table-cell table:style-name="Table3.A2" office:value-type="string">
            <text:p text:style-name="P27">1.<text:span text:style-name="T6">018</text:span></text:p>
          </table:table-cell>
          <table:table-cell table:style-name="Table3.A2" office:value-type="string">
            <text:p text:style-name="P27">1.<text:span text:style-name="T6">027</text:span></text:p>
          </table:table-cell>
          <table:table-cell table:style-name="Table3.D2" office:value-type="string">
            <text:p text:style-name="P27">1.<text:span text:style-name="T6">010</text:span></text:p>
          </table:table-cell>
        </table:table-row>
        <table:table-row>
          <table:table-cell table:style-name="Table3.A2" office:value-type="string">
            <text:p text:style-name="P29">1000</text:p>
          </table:table-cell>
          <table:table-cell table:style-name="Table3.A2" office:value-type="string">
            <text:p text:style-name="P28">1.<text:span text:style-name="T6">845</text:span></text:p>
          </table:table-cell>
          <table:table-cell table:style-name="Table3.A2" office:value-type="string">
            <text:p text:style-name="P29">1.779</text:p>
          </table:table-cell>
          <table:table-cell table:style-name="Table3.D2" office:value-type="string">
            <text:p text:style-name="P29">1.721</text:p>
          </table:table-cell>
        </table:table-row>
        <table:table-row>
          <table:table-cell table:style-name="Table3.A2" office:value-type="string">
            <text:p text:style-name="P29">5000</text:p>
          </table:table-cell>
          <table:table-cell table:style-name="Table3.A2" office:value-type="string">
            <text:p text:style-name="P29">91.663</text:p>
          </table:table-cell>
          <table:table-cell table:style-name="Table3.A2" office:value-type="string">
            <text:p text:style-name="P29">96.585</text:p>
          </table:table-cell>
          <table:table-cell table:style-name="Table3.D2" office:value-type="string">
            <text:p text:style-name="P29">83.866</text:p>
          </table:table-cell>
        </table:table-row>
      </table:table>
      <text:p text:style-name="P8"/>
      <text:p text:style-name="P8"/>
      <text:p text:style-name="P8"/>
      <text:p text:style-name="P4">Analysis)</text:p>
      <text:p text:style-name="P4"/>
      <text:p text:style-name="P13">The results were not as I originally expected, the reason that the run time may be worse on multiple nodes is due to the fact that the amount of message passing between root and worker nodes bottle necks the program. This is because rows are recollected on the root after each operation from worker nodes. A way around this could be to convert matrices to sub-matrices and allow each node to work on a sub matrix, then recollect on the root after each node is finished.</text:p>
      <text:p text:style-name="P13"/>
      <text:p text:style-name="P13">This is however theoretically, and it is unsure if this is mathematically possible with the Gauss Jordan algorithm.</text:p>
      <text:p text:style-name="P7"/>
      <text:p text:style-name="P5">Source Code)</text:p>
      <text:p text:style-name="P5"/>
      <text:p text:style-name="P5">Matrix multiplication)</text:p>
      <text:p text:style-name="P5"/>
      <text:p text:style-name="P23">#include &lt;stdlib.h&gt;</text:p>
      <text:p text:style-name="P23">#include &lt;stdio.h&gt;</text:p>
      <text:p text:style-name="P23">#include &lt;time.h&gt;</text:p>
      <text:p text:style-name="P23">#include &lt;mpi.h&gt;</text:p>
      <text:p text:style-name="P23">#include &lt;math.h&gt;</text:p>
      <text:p text:style-name="P23"/>
      <text:p text:style-name="P23">//#define INDEX(r,c,i,j) r*c + j</text:p>
      <text:p text:style-name="P23">//#define ACCESS(A,i,j) A-&gt;arr[INDEX(A-&gt;rows, A-&gt;cols, i, j)]</text:p>
      <text:p text:style-name="P23"/>
      <text:p text:style-name="P23">#define INDEX(r,c,i,j) i*r + j</text:p>
      <text:p text:style-name="P23"/>
      <text:p text:style-name="P23">struct matrix {</text:p>
      <text:p text:style-name="P23"><text:s text:c="2"/>int rows;</text:p>
      <text:p text:style-name="P23"><text:s text:c="2"/>int cols;</text:p>
      <text:p text:style-name="P23"><text:s text:c="2"/>int *arr;</text:p>
      <text:p text:style-name="P23">};</text:p>
      <text:p text:style-name="P23"/>
      <text:p text:style-name="P23">void initMatrix(struct matrix *A, int r, int c){</text:p>
      <text:p text:style-name="P23"><text:s text:c="2"/>A-&gt;rows = r;</text:p>
      <text:p text:style-name="P23"><text:s text:c="2"/>A-&gt;cols = c;</text:p>
      <text:p text:style-name="P23"><text:s text:c="2"/>int size = (r*c)*sizeof(int);</text:p>
      <text:p text:style-name="P23"><text:s text:c="2"/>A-&gt;arr = malloc(size);</text:p>
      <text:p text:style-name="P23"/>
      <text:p text:style-name="P23"><text:s text:c="2"/>int i, j;</text:p>
      <text:p text:style-name="P23"><text:s text:c="2"/>for(i = 0; i &lt; r; i++){</text:p>
      <text:p text:style-name="P23"><text:s text:c="4"/>for(j = 0; j &lt; c; j++){</text:p>
      <text:p text:style-name="P23"><text:s text:c="6"/>int index = INDEX(r,c, i, j);</text:p>
      <text:p text:style-name="P23"><text:s text:c="6"/>A-&gt;arr[index] = rand() % 100 + 1;</text:p>
      <text:p text:style-name="P23"><text:s text:c="4"/>}</text:p>
      <text:p text:style-name="P23"><text:soft-page-break/><text:s text:c="2"/>}</text:p>
      <text:p text:style-name="P23">}</text:p>
      <text:p text:style-name="P23"/>
      <text:p text:style-name="P23">void printMatrix(struct matrix *A){</text:p>
      <text:p text:style-name="P23"/>
      <text:p text:style-name="P23"><text:s text:c="2"/>printf("\n");</text:p>
      <text:p text:style-name="P23"><text:s text:c="2"/>int i, j;</text:p>
      <text:p text:style-name="P23"><text:s text:c="2"/>for(i = 0; i &lt; A-&gt;rows; i++){</text:p>
      <text:p text:style-name="P23"><text:s text:c="4"/>for(j = 0; j &lt; A-&gt;cols; j++){</text:p>
      <text:p text:style-name="P23"><text:s text:c="6"/>int index = INDEX(A-&gt;rows,A-&gt;cols, i, j);//(i*A-&gt;rows) + j;</text:p>
      <text:p text:style-name="P23"><text:s text:c="6"/>printf("%d ", A-&gt;arr[index]);</text:p>
      <text:p text:style-name="P23"><text:s text:c="4"/>}</text:p>
      <text:p text:style-name="P23"><text:s text:c="4"/>puts("");</text:p>
      <text:p text:style-name="P23"><text:s text:c="2"/>}</text:p>
      <text:p text:style-name="P23"><text:s text:c="2"/>printf("\n");</text:p>
      <text:p text:style-name="P23">}</text:p>
      <text:p text:style-name="P23"/>
      <text:p text:style-name="P23">int main(int argc, char **argv){</text:p>
      <text:p text:style-name="P23"/>
      <text:p text:style-name="P23"><text:s text:c="2"/>int num;</text:p>
      <text:p text:style-name="P23"><text:s text:c="2"/>sscanf(argv[1],"%d",&amp;num);</text:p>
      <text:p text:style-name="P23"><text:s text:c="2"/>int msize = num;</text:p>
      <text:p text:style-name="P23"/>
      <text:p text:style-name="P23"><text:s text:c="2"/>int bsize = msize * msize;</text:p>
      <text:p text:style-name="P23"/>
      <text:p text:style-name="P23"><text:s text:c="2"/>int wsize, rank;</text:p>
      <text:p text:style-name="P23"><text:s text:c="2"/>MPI_Init(&amp;argc, &amp;argv);</text:p>
      <text:p text:style-name="P23"><text:s text:c="2"/>MPI_Comm_size(MPI_COMM_WORLD, &amp;wsize);</text:p>
      <text:p text:style-name="P23"><text:s text:c="2"/>MPI_Comm_rank(MPI_COMM_WORLD, &amp;rank);</text:p>
      <text:p text:style-name="P23"/>
      <text:p text:style-name="P23"><text:s text:c="2"/>//have root node init matrix</text:p>
      <text:p text:style-name="P23"/>
      <text:p text:style-name="P23"><text:s text:c="2"/>int a[bsize], b[bsize], c[bsize];</text:p>
      <text:p text:style-name="P23"><text:s text:c="2"/>int final[bsize];</text:p>
      <text:p text:style-name="P23"/>
      <text:p text:style-name="P23"><text:s text:c="2"/>if(rank == 0){</text:p>
      <text:p text:style-name="P23"/>
      <text:p text:style-name="P23"><text:s text:c="4"/>srand(time(0));</text:p>
      <text:p text:style-name="P23"><text:s text:c="4"/>struct matrix A;</text:p>
      <text:p text:style-name="P23"><text:s text:c="4"/>initMatrix(&amp;A, msize, msize);</text:p>
      <text:p text:style-name="P23"><text:s text:c="4"/>//printf("\nRandom Matrix A:\n");</text:p>
      <text:p text:style-name="P23"><text:s text:c="4"/>//printMatrix(&amp;A);</text:p>
      <text:p text:style-name="P23"/>
      <text:p text:style-name="P23"><text:s text:c="4"/>struct matrix B;</text:p>
      <text:p text:style-name="P23"><text:s text:c="4"/>initMatrix(&amp;B, msize, msize);</text:p>
      <text:p text:style-name="P23"><text:s text:c="4"/>//printf("Random Matrix B:\n");</text:p>
      <text:p text:style-name="P23"><text:s text:c="4"/>//printMatrix(&amp;B);</text:p>
      <text:p text:style-name="P23"/>
      <text:p text:style-name="P23"><text:s text:c="4"/>//allocate temp memory</text:p>
      <text:p text:style-name="P23"><text:s text:c="4"/>int i;</text:p>
      <text:p text:style-name="P23"/>
      <text:p text:style-name="P23"><text:s text:c="4"/>//copy to int arrays so we dont have to pass structs</text:p>
      <text:p text:style-name="P23"><text:s text:c="4"/>for(i = 0; i &lt; bsize; i++){</text:p>
      <text:p text:style-name="P23"><text:s text:c="6"/>a[i] = A.arr[i];</text:p>
      <text:p text:style-name="P23"><text:s text:c="6"/>b[i] = B.arr[i];</text:p>
      <text:p text:style-name="P23"><text:s text:c="4"/>}</text:p>
      <text:p text:style-name="P23"/>
      <text:p text:style-name="P23"><text:s text:c="2"/>}</text:p>
      <text:p text:style-name="P23"/>
      <text:p text:style-name="P23"><text:s text:c="2"/>//how many ops each node will have to do</text:p>
      <text:p text:style-name="P23"><text:s text:c="2"/>int opspernode = ceil(msize / wsize),</text:p>
      <text:p text:style-name="P23"><text:s text:c="6"/>lowerRange = rank * opspernode,</text:p>
      <text:p text:style-name="P23"><text:s text:c="6"/>upperRange = lowerRange + opspernode;</text:p>
      <text:p text:style-name="P23"/>
      <text:p text:style-name="P23"><text:s text:c="2"/>//printf("Rank %d gets index %d through %d: work %d\n", rank, lowerRange, upperRange, opspernode);</text:p>
      <text:p text:style-name="P23"/>
      <text:p text:style-name="P23"><text:soft-page-break/><text:s text:c="2"/>//if not worth parallelizing (e.g. number of work per node wuold be very small) dont even try</text:p>
      <text:p text:style-name="P23"/>
      <text:p text:style-name="P23"><text:s text:c="2"/>if(msize &lt; 50){</text:p>
      <text:p text:style-name="P23"/>
      <text:p text:style-name="P23"><text:s text:c="4"/>if(rank == 0){</text:p>
      <text:p text:style-name="P23"/>
      <text:p text:style-name="P23"><text:s text:c="6"/>int i, j, l;</text:p>
      <text:p text:style-name="P23"><text:s text:c="6"/>for(i = 0; i &lt; msize; i++){</text:p>
      <text:p text:style-name="P23"/>
      <text:p text:style-name="P23"><text:s text:c="10"/>c[INDEX(msize,msize,i,j)] = 0;</text:p>
      <text:p text:style-name="P23"/>
      <text:p text:style-name="P23"><text:s text:c="10"/>for(j = 0; j &lt; msize; j++){</text:p>
      <text:p text:style-name="P23"><text:s text:c="12"/>for(l = 0; l &lt; msize; l++){</text:p>
      <text:p text:style-name="P23"/>
      <text:p text:style-name="P23"><text:s text:c="14"/>c[INDEX(msize,msize,i,j)] += a[INDEX(msize,msize,i,l)] * b[INDEX(msize,msize,l,j)];</text:p>
      <text:p text:style-name="P23"/>
      <text:p text:style-name="P23"><text:s text:c="12"/>}</text:p>
      <text:p text:style-name="P23"/>
      <text:p text:style-name="P23"><text:s text:c="10"/>}</text:p>
      <text:p text:style-name="P23"/>
      <text:p text:style-name="P23"><text:s text:c="7"/>}</text:p>
      <text:p text:style-name="P23"/>
      <text:p text:style-name="P23"><text:s text:c="4"/>}</text:p>
      <text:p text:style-name="P23"/>
      <text:p text:style-name="P23"><text:s text:c="2"/>} else {</text:p>
      <text:p text:style-name="P23"/>
      <text:p text:style-name="P23"><text:s text:c="4"/>//broadcast to the world</text:p>
      <text:p text:style-name="P23"><text:s text:c="4"/>//the values of the random arrays generated</text:p>
      <text:p text:style-name="P23"><text:s text:c="4"/>MPI_Bcast(&amp;a, bsize, MPI_INT, 0, MPI_COMM_WORLD);</text:p>
      <text:p text:style-name="P23"><text:s text:c="4"/>MPI_Bcast(&amp;b, bsize, MPI_INT, 0, MPI_COMM_WORLD);</text:p>
      <text:p text:style-name="P23"/>
      <text:p text:style-name="P23"><text:s text:c="4"/>int i, j, l;</text:p>
      <text:p text:style-name="P23"/>
      <text:p text:style-name="P23"><text:s text:c="4"/>//have each node work on their respective ranges</text:p>
      <text:p text:style-name="P23"><text:s text:c="4"/>for(i = lowerRange; i &lt; upperRange; i++){</text:p>
      <text:p text:style-name="P23"/>
      <text:p text:style-name="P23"><text:s text:c="8"/>c[INDEX(msize,msize,i,j)] = 0;</text:p>
      <text:p text:style-name="P23"/>
      <text:p text:style-name="P23"><text:s text:c="8"/>for(j = 0; j &lt; msize; j++){</text:p>
      <text:p text:style-name="P23"/>
      <text:p text:style-name="P23"><text:s text:c="10"/>for(l = 0; l &lt; msize; l++){</text:p>
      <text:p text:style-name="P23"/>
      <text:p text:style-name="P23"><text:s text:c="12"/>c[INDEX(msize,msize,i,j)] += (a[INDEX(msize,msize,i,l)] * b[INDEX(msize,msize,l,j)]);</text:p>
      <text:p text:style-name="P23"/>
      <text:p text:style-name="P23"><text:s text:c="10"/>}</text:p>
      <text:p text:style-name="P23"/>
      <text:p text:style-name="P23"><text:s text:c="10"/>//printf("Rank %d modified spot %d, val %d\n", rank, INDEX(msize, msize, i, j), c[INDEX(msize,msize,i,j)]);</text:p>
      <text:p text:style-name="P23"/>
      <text:p text:style-name="P23"><text:s text:c="8"/>}</text:p>
      <text:p text:style-name="P23"/>
      <text:p text:style-name="P23"><text:s text:c="5"/>}</text:p>
      <text:p text:style-name="P23"/>
      <text:p text:style-name="P23"><text:s text:c="4"/>if(rank != 0){</text:p>
      <text:p text:style-name="P23"/>
      <text:p text:style-name="P23"><text:s text:c="6"/>//get the data we want to send</text:p>
      <text:p text:style-name="P23"><text:s text:c="6"/>int sendToRoot[opspernode];</text:p>
      <text:p text:style-name="P23"/>
      <text:p text:style-name="P23"><text:s text:c="6"/>int lowcopy = msize * rank,</text:p>
      <text:p text:style-name="P23"><text:s text:c="10"/>highcopy = lowcopy + msize;</text:p>
      <text:p text:style-name="P23"/>
      <text:p text:style-name="P23"><text:s text:c="6"/>for(i = lowcopy; i &lt; highcopy; i++){</text:p>
      <text:p text:style-name="P23"><text:s text:c="8"/>sendToRoot[i] = c[i];</text:p>
      <text:p text:style-name="P23"><text:s text:c="6"/>}</text:p>
      <text:p text:style-name="P23"><text:soft-page-break/></text:p>
      <text:p text:style-name="P23"><text:s text:c="6"/>MPI_Send(sendToRoot, opspernode, MPI_INT, 0, 0, MPI_COMM_WORLD);</text:p>
      <text:p text:style-name="P23"/>
      <text:p text:style-name="P23"><text:s text:c="4"/>} else {</text:p>
      <text:p text:style-name="P23"/>
      <text:p text:style-name="P23"><text:s text:c="6"/>for(i = 1; i &lt; wsize; i++){</text:p>
      <text:p text:style-name="P23"/>
      <text:p text:style-name="P23"><text:s text:c="8"/>int tempBuffr[(opspernode*msize)];</text:p>
      <text:p text:style-name="P23"/>
      <text:p text:style-name="P23"><text:s text:c="8"/>int lowcopy = msize * i,</text:p>
      <text:p text:style-name="P23"><text:s text:c="12"/>highcopy = lowcopy + msize;</text:p>
      <text:p text:style-name="P23"/>
      <text:p text:style-name="P23"><text:s text:c="8"/>MPI_Recv(tempBuffr, (opspernode*msize), MPI_INT, i, 0, MPI_COMM_WORLD, MPI_STATUS_IGNORE);</text:p>
      <text:p text:style-name="P23"/>
      <text:p text:style-name="P23"><text:s text:c="8"/>//printf("Receieved from %d, range %d through %d\n", i, currLowerRange, currUpperRange);</text:p>
      <text:p text:style-name="P23"/>
      <text:p text:style-name="P23"><text:s text:c="8"/>for(j = lowcopy; j &lt; highcopy; j++){</text:p>
      <text:p text:style-name="P23"><text:s text:c="10"/>//printf("Copying from rank %d, index %d, value %d\n", i, j, tempBuffr[j]);</text:p>
      <text:p text:style-name="P23"><text:s text:c="10"/>c[j] = tempBuffr[j];</text:p>
      <text:p text:style-name="P23"><text:s text:c="8"/>}</text:p>
      <text:p text:style-name="P23"/>
      <text:p text:style-name="P23"><text:s text:c="6"/>}</text:p>
      <text:p text:style-name="P23"/>
      <text:p text:style-name="P23"><text:s text:c="4"/>}</text:p>
      <text:p text:style-name="P23"/>
      <text:p text:style-name="P23"><text:s text:c="2"/>}</text:p>
      <text:p text:style-name="P23"/>
      <text:p text:style-name="P23"><text:s text:c="2"/>//finally, collect in a matrix struct</text:p>
      <text:p text:style-name="P23"><text:s text:c="2"/>if(rank == 0){</text:p>
      <text:p text:style-name="P23"/>
      <text:p text:style-name="P23"><text:s text:c="4"/>struct matrix D;</text:p>
      <text:p text:style-name="P23"><text:s text:c="4"/>initMatrix(&amp;D, msize, msize);</text:p>
      <text:p text:style-name="P23"><text:s text:c="4"/>int i;</text:p>
      <text:p text:style-name="P23"><text:s text:c="4"/>for(i = 0; i &lt; bsize; i++){</text:p>
      <text:p text:style-name="P23"><text:s text:c="6"/>D.arr[i] = c[i];</text:p>
      <text:p text:style-name="P23"><text:s text:c="4"/>}</text:p>
      <text:p text:style-name="P23"><text:s text:c="4"/>//printMatrix(&amp;D);</text:p>
      <text:p text:style-name="P23"/>
      <text:p text:style-name="P23"><text:s text:c="2"/>}</text:p>
      <text:p text:style-name="P23"><text:s text:c="2"/>//printMatrix(&amp;A);</text:p>
      <text:p text:style-name="P23"><text:s text:c="2"/>//printf("%d\n", A.rows);</text:p>
      <text:p text:style-name="P23"/>
      <text:p text:style-name="P23"><text:s text:c="2"/>MPI_Finalize();</text:p>
      <text:p text:style-name="P23"/>
      <text:p text:style-name="P23"><text:s text:c="2"/>return 0;</text:p>
      <text:p text:style-name="P23">}</text:p>
      <text:p text:style-name="P23"/>
      <text:p text:style-name="P24"/>
      <text:p text:style-name="P24"/>
      <text:p text:style-name="P25">Gauss Jordan)</text:p>
      <text:p text:style-name="P25"/>
      <text:p text:style-name="P23">#include &lt;stdlib.h&gt;</text:p>
      <text:p text:style-name="P23">#include &lt;stdio.h&gt;</text:p>
      <text:p text:style-name="P23">#include &lt;time.h&gt;</text:p>
      <text:p text:style-name="P23">#include &lt;mpi.h&gt;</text:p>
      <text:p text:style-name="P23">#include &lt;math.h&gt;</text:p>
      <text:p text:style-name="P23"/>
      <text:p text:style-name="P23"/>
      <text:p text:style-name="P23">/*</text:p>
      <text:p text:style-name="P23"/>
      <text:p text:style-name="P23">MPI Gauss Jordan</text:p>
      <text:p text:style-name="P23">Ian Thomas</text:p>
      <text:p text:style-name="P23"><text:soft-page-break/>*/</text:p>
      <text:p text:style-name="P23"/>
      <text:p text:style-name="P23">#define INDEX(r,c,i,j) i*r + j</text:p>
      <text:p text:style-name="P23"/>
      <text:p text:style-name="P23">void initMatrix(float *a, int r, int c){</text:p>
      <text:p text:style-name="P23"/>
      <text:p text:style-name="P23"><text:s text:c="2"/>int i, j;</text:p>
      <text:p text:style-name="P23"><text:s text:c="2"/>for(i = 0; i &lt; r; i++){</text:p>
      <text:p text:style-name="P23"><text:s text:c="4"/>for(j = 0; j &lt; c+1; j++){</text:p>
      <text:p text:style-name="P23"><text:s text:c="6"/>int index = INDEX(r, c, i, j);</text:p>
      <text:p text:style-name="P23"><text:s text:c="6"/>a[index] = rand() % 100 + 1;</text:p>
      <text:p text:style-name="P23"><text:s text:c="4"/>}</text:p>
      <text:p text:style-name="P23"><text:s text:c="2"/>}</text:p>
      <text:p text:style-name="P23">}</text:p>
      <text:p text:style-name="P23"/>
      <text:p text:style-name="P23">void printMatrix(float *a, int r, int c){</text:p>
      <text:p text:style-name="P23"/>
      <text:p text:style-name="P23"><text:s text:c="2"/>printf("\n");</text:p>
      <text:p text:style-name="P23"><text:s text:c="2"/>int i, j;</text:p>
      <text:p text:style-name="P23"><text:s text:c="2"/>for(i = 0; i &lt; r; i++){</text:p>
      <text:p text:style-name="P23"><text:s text:c="4"/>for(j = 0; j &lt; c+1; j++){</text:p>
      <text:p text:style-name="P23"><text:s text:c="6"/>int index = INDEX(r,c+1, i, j);</text:p>
      <text:p text:style-name="P23"><text:s text:c="6"/>//printf("Index %d\n", index);</text:p>
      <text:p text:style-name="P23"><text:s text:c="6"/>printf("%.2f\t", a[index]);</text:p>
      <text:p text:style-name="P23"><text:s text:c="4"/>}</text:p>
      <text:p text:style-name="P23"><text:s text:c="4"/>printf("\n");</text:p>
      <text:p text:style-name="P23"><text:s text:c="2"/>}</text:p>
      <text:p text:style-name="P23"><text:s text:c="2"/>printf("\n");</text:p>
      <text:p text:style-name="P23">}</text:p>
      <text:p text:style-name="P23"/>
      <text:p text:style-name="P23">/*</text:p>
      <text:p text:style-name="P23"/>
      <text:p text:style-name="P23">This algorithm is similar to pseudocode given</text:p>
      <text:p text:style-name="P23"/>
      <text:p text:style-name="P23">However, moreso follows a format found on this reference site:</text:p>
      <text:p text:style-name="P23">https://www.codewithc.com/gauss-jordan-method-algorithm-flowchart/</text:p>
      <text:p text:style-name="P23"/>
      <text:p text:style-name="P23">pseudocode I stole from that site and implemented in C:</text:p>
      <text:p text:style-name="P23"/>
      <text:p text:style-name="P23">Do for k=1 to n</text:p>
      <text:p text:style-name="P23"><text:s text:c="2"/>Do for l=k+1 to n+1</text:p>
      <text:p text:style-name="P23"><text:s text:c="4"/>a[k][l] = a[k][l] / a[k][k]</text:p>
      <text:p text:style-name="P23"><text:s text:c="2"/>End for l</text:p>
      <text:p text:style-name="P23"><text:s text:c="2"/>Set a[k][k] = 1</text:p>
      <text:p text:style-name="P23"><text:s text:c="2"/>Do for i=1 to n</text:p>
      <text:p text:style-name="P23"><text:s text:c="4"/>if (i not equal to k) then,</text:p>
      <text:p text:style-name="P23"><text:s text:c="2"/>Do for j=k+1 to n+1</text:p>
      <text:p text:style-name="P23"><text:s text:c="4"/>a[i][j] = a[i][j] – (a[k][j] * a[i][k])</text:p>
      <text:p text:style-name="P23"><text:s text:c="4"/>End for j</text:p>
      <text:p text:style-name="P23"><text:s text:c="2"/>End for i</text:p>
      <text:p text:style-name="P23">End for k</text:p>
      <text:p text:style-name="P23"/>
      <text:p text:style-name="P23">*/</text:p>
      <text:p text:style-name="P23"/>
      <text:p text:style-name="P23">void elim(int lower, int upper, float *a, int r, int c){</text:p>
      <text:p text:style-name="P23"/>
      <text:p text:style-name="P23"><text:s text:c="2"/>int i, j, k;</text:p>
      <text:p text:style-name="P23"/>
      <text:p text:style-name="P23"><text:s text:c="2"/>//printf("Working on row %d through %d\n", lower, upper);</text:p>
      <text:p text:style-name="P23"/>
      <text:p text:style-name="P23"><text:s text:c="2"/>for(j=lower; j&lt;upper; j++){</text:p>
      <text:p text:style-name="P23"/>
      <text:p text:style-name="P23"><text:s text:c="4"/>for(i=0; i&lt;c; i++){</text:p>
      <text:p text:style-name="P23"/>
      <text:p text:style-name="P23"><text:s text:c="6"/>if(i!=j){</text:p>
      <text:p text:style-name="P23"/>
      <text:p text:style-name="P23"><text:s text:c="8"/>int indexij = INDEX(r,c, i, j), indexjj = INDEX(r,c,j,j);</text:p>
      <text:p text:style-name="P23"><text:soft-page-break/></text:p>
      <text:p text:style-name="P23"><text:s text:c="8"/>float ratio = a[indexij] / a[indexjj];</text:p>
      <text:p text:style-name="P23"/>
      <text:p text:style-name="P23"><text:s text:c="8"/>for(k=0; k&lt;r+1; k++){</text:p>
      <text:p text:style-name="P23"/>
      <text:p text:style-name="P23"><text:s text:c="10"/>int indexik = INDEX(r,c,i,k), indexjk = INDEX(r,c,j,k);</text:p>
      <text:p text:style-name="P23"><text:s text:c="10"/>a[indexik] = a[indexik] - ratio*a[indexjk];</text:p>
      <text:p text:style-name="P23"/>
      <text:p text:style-name="P23"><text:s text:c="8"/>}</text:p>
      <text:p text:style-name="P23"/>
      <text:p text:style-name="P23"><text:s text:c="6"/>}</text:p>
      <text:p text:style-name="P23"/>
      <text:p text:style-name="P23"><text:s text:c="4"/>}</text:p>
      <text:p text:style-name="P23"/>
      <text:p text:style-name="P23"><text:s text:c="2"/>}</text:p>
      <text:p text:style-name="P23"/>
      <text:p text:style-name="P23">}</text:p>
      <text:p text:style-name="P23"/>
      <text:p text:style-name="P23">int main(int argc, char **argv){</text:p>
      <text:p text:style-name="P23"/>
      <text:p text:style-name="P23"><text:s text:c="2"/>//setup some mpi stuff</text:p>
      <text:p text:style-name="P23"><text:s text:c="4"/>int wsize, rank;</text:p>
      <text:p text:style-name="P23"><text:s text:c="4"/>MPI_Init(&amp;argc, &amp;argv);</text:p>
      <text:p text:style-name="P23"><text:s text:c="4"/>MPI_Comm_size(MPI_COMM_WORLD, &amp;wsize);</text:p>
      <text:p text:style-name="P23"><text:s text:c="4"/>MPI_Comm_rank(MPI_COMM_WORLD, &amp;rank);</text:p>
      <text:p text:style-name="P23"/>
      <text:p text:style-name="P23"><text:s text:c="4"/>int i,j,k,n;</text:p>
      <text:p text:style-name="P23"/>
      <text:p text:style-name="P23"><text:s text:c="4"/>if(argc &lt; 2){</text:p>
      <text:p text:style-name="P23"><text:s text:c="6"/>if(rank == 0){</text:p>
      <text:p text:style-name="P23"><text:s text:c="8"/>printf("aren't enough args\n");</text:p>
      <text:p text:style-name="P23"><text:s text:c="6"/>}</text:p>
      <text:p text:style-name="P23"><text:s text:c="6"/>MPI_Finalize();</text:p>
      <text:p text:style-name="P23"><text:s text:c="6"/>return 0;</text:p>
      <text:p text:style-name="P23"><text:s text:c="4"/>}</text:p>
      <text:p text:style-name="P23"/>
      <text:p text:style-name="P23"><text:s text:c="4"/>int si, st; //si - width, st - length</text:p>
      <text:p text:style-name="P23"><text:s text:c="4"/>sscanf(argv[1], "%d", &amp;si);</text:p>
      <text:p text:style-name="P23"><text:s text:c="4"/>//sscanf(argv[2], "%d", &amp;st);</text:p>
      <text:p text:style-name="P23"><text:s text:c="4"/>st = si;</text:p>
      <text:p text:style-name="P23"/>
      <text:p text:style-name="P23"><text:s text:c="4"/>int bsize = (si * st) + 1;</text:p>
      <text:p text:style-name="P23"><text:s text:c="4"/>float a[bsize];</text:p>
      <text:p text:style-name="P23"/>
      <text:p text:style-name="P23"><text:s text:c="4"/>if(rank == 0){</text:p>
      <text:p text:style-name="P23"/>
      <text:p text:style-name="P23"><text:s text:c="6"/>if(si &lt; st){</text:p>
      <text:p text:style-name="P23"><text:s text:c="8"/>if(rank == 0){</text:p>
      <text:p text:style-name="P23"><text:s text:c="10"/>printf("Your args are incompatible with GJ\n");</text:p>
      <text:p text:style-name="P23"><text:s text:c="8"/>}</text:p>
      <text:p text:style-name="P23"><text:s text:c="8"/>MPI_Finalize();</text:p>
      <text:p text:style-name="P23"><text:s text:c="8"/>return 0;</text:p>
      <text:p text:style-name="P23"><text:s text:c="6"/>}</text:p>
      <text:p text:style-name="P23"/>
      <text:p text:style-name="P23"><text:s text:c="6"/>srand(time(0));</text:p>
      <text:p text:style-name="P23"><text:s text:c="6"/>initMatrix(a, si, st);</text:p>
      <text:p text:style-name="P23"><text:s text:c="6"/>//printMatrix(a, si, st);</text:p>
      <text:p text:style-name="P23"/>
      <text:p text:style-name="P23"><text:s text:c="4"/>}</text:p>
      <text:p text:style-name="P23"/>
      <text:p text:style-name="P23"><text:s text:c="4"/>//similar to matrix multiplication, first see if there are a small number of elements</text:p>
      <text:p text:style-name="P23"><text:s text:c="4"/>//if so, its not worth parallelizing</text:p>
      <text:p text:style-name="P23"/>
      <text:p text:style-name="P23"><text:s text:c="4"/>if(si &lt; 50){</text:p>
      <text:p text:style-name="P23"/>
      <text:p text:style-name="P23"><text:s text:c="6"/>if(rank == 0){</text:p>
      <text:p text:style-name="P23"><text:soft-page-break/><text:s text:c="8"/>elim(0, si, a, si, st);</text:p>
      <text:p text:style-name="P23"><text:s text:c="6"/>}</text:p>
      <text:p text:style-name="P23"/>
      <text:p text:style-name="P23"><text:s text:c="4"/>} else {</text:p>
      <text:p text:style-name="P23"/>
      <text:p text:style-name="P23"><text:s text:c="6"/>int opspernode = ceil(si / wsize)+1,</text:p>
      <text:p text:style-name="P23"><text:s text:c="10"/>lowerRange = rank * opspernode,</text:p>
      <text:p text:style-name="P23"><text:s text:c="10"/>upperRange = lowerRange + opspernode;</text:p>
      <text:p text:style-name="P23"/>
      <text:p text:style-name="P23"><text:s text:c="4"/>// <text:s/>printf("rank %d has %d %d\n", rank, bsize, opspernode);</text:p>
      <text:p text:style-name="P23"/>
      <text:p text:style-name="P23"><text:s text:c="6"/>//manually set last node to cover rest</text:p>
      <text:p text:style-name="P23"/>
      <text:p text:style-name="P23"><text:s text:c="6"/>if(rank == (wsize -1)){</text:p>
      <text:p text:style-name="P23"><text:s text:c="8"/>upperRange = si;</text:p>
      <text:p text:style-name="P23"><text:s text:c="6"/>}</text:p>
      <text:p text:style-name="P23"/>
      <text:p text:style-name="P23"><text:s text:c="6"/>//printf("lower: %d, upper: %d, ops: %d, rank: %d\n", lowerRange, upperRange, opspernode, rank);</text:p>
      <text:p text:style-name="P23"/>
      <text:p text:style-name="P23"><text:s text:c="6"/>//the values of the random array generated</text:p>
      <text:p text:style-name="P23"><text:s text:c="6"/>MPI_Bcast(&amp;a, bsize, MPI_INT, 0, MPI_COMM_WORLD);</text:p>
      <text:p text:style-name="P23"/>
      <text:p text:style-name="P23"><text:s text:c="6"/>//printMatrix(a, si, st);</text:p>
      <text:p text:style-name="P23"/>
      <text:p text:style-name="P23"><text:s text:c="6"/>elim(lowerRange, upperRange, a, si, st);</text:p>
      <text:p text:style-name="P23"/>
      <text:p text:style-name="P23"><text:s text:c="6"/>if(rank != 0){</text:p>
      <text:p text:style-name="P23"/>
      <text:p text:style-name="P23"><text:s text:c="8"/>//get the data we want to send</text:p>
      <text:p text:style-name="P23"><text:s text:c="8"/>int sendToRoot[opspernode*si];</text:p>
      <text:p text:style-name="P23"/>
      <text:p text:style-name="P23"><text:s text:c="8"/>int lowcopy = si * rank,</text:p>
      <text:p text:style-name="P23"><text:s text:c="12"/>highcopy = lowcopy + si;</text:p>
      <text:p text:style-name="P23"/>
      <text:p text:style-name="P23"><text:s text:c="8"/>for(i = lowcopy; i &lt; highcopy; i++){</text:p>
      <text:p text:style-name="P23"><text:s text:c="10"/>sendToRoot[i] = a[i];</text:p>
      <text:p text:style-name="P23"><text:s text:c="8"/>}</text:p>
      <text:p text:style-name="P23"/>
      <text:p text:style-name="P23"><text:s text:c="8"/>MPI_Send(sendToRoot, opspernode, MPI_INT, 0, 0, MPI_COMM_WORLD);</text:p>
      <text:p text:style-name="P23"/>
      <text:p text:style-name="P23"><text:s text:c="6"/>} else {</text:p>
      <text:p text:style-name="P23"/>
      <text:p text:style-name="P23"><text:s text:c="8"/>for(i = 1; i &lt; wsize; i++){</text:p>
      <text:p text:style-name="P23"/>
      <text:p text:style-name="P23"><text:s text:c="10"/>int tempBuffr[opspernode*si];</text:p>
      <text:p text:style-name="P23"/>
      <text:p text:style-name="P23"><text:s text:c="10"/>int lowcopy = si * i,</text:p>
      <text:p text:style-name="P23"><text:s text:c="14"/>highcopy = lowcopy + si;</text:p>
      <text:p text:style-name="P23"/>
      <text:p text:style-name="P23"><text:s text:c="10"/>//again, we force last node to do remainder of the work</text:p>
      <text:p text:style-name="P23"><text:s text:c="10"/>//need to adjust the copy</text:p>
      <text:p text:style-name="P23"/>
      <text:p text:style-name="P23"><text:s text:c="10"/>if(i == (wsize - 1)){</text:p>
      <text:p text:style-name="P23"><text:s text:c="12"/>highcopy = bsize;</text:p>
      <text:p text:style-name="P23"><text:s text:c="10"/>}</text:p>
      <text:p text:style-name="P23"/>
      <text:p text:style-name="P23"><text:s text:c="10"/>MPI_Recv(tempBuffr, (opspernode*si), MPI_INT, i, 0, MPI_COMM_WORLD, MPI_STATUS_IGNORE);</text:p>
      <text:p text:style-name="P23"/>
      <text:p text:style-name="P23"><text:s text:c="10"/>//printf("Receieved from %d, range %d through %d\n", i, currLowerRange, currUpperRange);</text:p>
      <text:p text:style-name="P23"/>
      <text:p text:style-name="P23"><text:s text:c="10"/>for(j = lowcopy; j &lt; highcopy; j++){</text:p>
      <text:p text:style-name="P23"><text:s text:c="12"/>//printf("Copying from rank %d, index %d, value %d\n", i, j, tempBuffr[j]);</text:p>
      <text:p text:style-name="P23"><text:s text:c="12"/>a[j] = tempBuffr[j];</text:p>
      <text:p text:style-name="P23"><text:soft-page-break/></text:p>
      <text:p text:style-name="P23"><text:s text:c="10"/>}</text:p>
      <text:p text:style-name="P23"/>
      <text:p text:style-name="P23"><text:s text:c="8"/>}</text:p>
      <text:p text:style-name="P23"/>
      <text:p text:style-name="P23"><text:s text:c="6"/>}</text:p>
      <text:p text:style-name="P23"/>
      <text:p text:style-name="P23"><text:s text:c="4"/>}</text:p>
      <text:p text:style-name="P23"/>
      <text:p text:style-name="P23"><text:s text:c="4"/>//optionally, you can get the solution set by iterating</text:p>
      <text:p text:style-name="P23"><text:s text:c="4"/>//and dividing the pivot rows by the last element</text:p>
      <text:p text:style-name="P23"><text:s text:c="4"/>//e.g. for(i in r): ans = a[INDEX(r,c,i,r)] / a[INDEX(r,c,i,i)];</text:p>
      <text:p text:style-name="P23"/>
      <text:p text:style-name="P23"><text:s text:c="4"/>MPI_Finalize();</text:p>
      <text:p text:style-name="P23"/>
      <text:p text:style-name="P23"><text:s text:c="4"/>return 0;</text:p>
      <text:p text:style-name="P23">}</text:p>
      <text:p text:style-name="P23"/>
      <text:p text:style-name="P25">Inverse Matrix)</text:p>
      <text:p text:style-name="P25"/>
      <text:p text:style-name="P23">#include &lt;stdlib.h&gt;</text:p>
      <text:p text:style-name="P23">#include &lt;stdio.h&gt;</text:p>
      <text:p text:style-name="P23">#include &lt;time.h&gt;</text:p>
      <text:p text:style-name="P23">#include &lt;mpi.h&gt;</text:p>
      <text:p text:style-name="P23">#include &lt;math.h&gt;</text:p>
      <text:p text:style-name="P23"/>
      <text:p text:style-name="P23"/>
      <text:p text:style-name="P23">/*</text:p>
      <text:p text:style-name="P23"/>
      <text:p text:style-name="P23">MPI Gauss Jordan</text:p>
      <text:p text:style-name="P23">Ian Thomas</text:p>
      <text:p text:style-name="P23">*/</text:p>
      <text:p text:style-name="P23"/>
      <text:p text:style-name="P23">#define INDEX(r,c,i,j) i*r + j</text:p>
      <text:p text:style-name="P23"/>
      <text:p text:style-name="P23">void initMatrix(float *a, int r, int c){</text:p>
      <text:p text:style-name="P23"/>
      <text:p text:style-name="P23"><text:s text:c="2"/>int i, j;</text:p>
      <text:p text:style-name="P23"><text:s text:c="2"/>for(i = 0; i &lt; r; i++){</text:p>
      <text:p text:style-name="P23"><text:s text:c="4"/>for(j = 0; j &lt; c+1; j++){</text:p>
      <text:p text:style-name="P23"><text:s text:c="6"/>int index = INDEX(r, c, i, j);</text:p>
      <text:p text:style-name="P23"><text:s text:c="6"/>a[index] = rand() % 100 + 1;</text:p>
      <text:p text:style-name="P23"><text:s text:c="4"/>}</text:p>
      <text:p text:style-name="P23"><text:s text:c="2"/>}</text:p>
      <text:p text:style-name="P23">}</text:p>
      <text:p text:style-name="P23"/>
      <text:p text:style-name="P23">void printMatrix(float *a, int r, int c){</text:p>
      <text:p text:style-name="P23"/>
      <text:p text:style-name="P23"><text:s text:c="2"/>printf("\n");</text:p>
      <text:p text:style-name="P23"><text:s text:c="2"/>int i, j;</text:p>
      <text:p text:style-name="P23"><text:s text:c="2"/>for(i = 0; i &lt; r; i++){</text:p>
      <text:p text:style-name="P23"><text:s text:c="4"/>for(j = 0; j &lt; c+1; j++){</text:p>
      <text:p text:style-name="P23"><text:s text:c="6"/>int index = INDEX(r,c+1, i, j);</text:p>
      <text:p text:style-name="P23"><text:s text:c="6"/>//printf("Index %d\n", index);</text:p>
      <text:p text:style-name="P23"><text:s text:c="6"/>printf("%.2f\t", a[index]);</text:p>
      <text:p text:style-name="P23"><text:s text:c="4"/>}</text:p>
      <text:p text:style-name="P23"><text:s text:c="4"/>printf("\n");</text:p>
      <text:p text:style-name="P23"><text:s text:c="2"/>}</text:p>
      <text:p text:style-name="P23"><text:s text:c="2"/>printf("\n");</text:p>
      <text:p text:style-name="P23">}</text:p>
      <text:p text:style-name="P23"/>
      <text:p text:style-name="P23">void elim(int lower, int upper, float *a, int r, int c){</text:p>
      <text:p text:style-name="P23"/>
      <text:p text:style-name="P23"><text:s text:c="2"/>int i, j, k;</text:p>
      <text:p text:style-name="P23"/>
      <text:p text:style-name="P23"><text:s text:c="2"/>//printf("Working on row %d through %d\n", lower, upper);</text:p>
      <text:p text:style-name="P23"><text:soft-page-break/></text:p>
      <text:p text:style-name="P23"><text:s text:c="2"/>for(j=lower; j&lt;upper; j++){</text:p>
      <text:p text:style-name="P23"/>
      <text:p text:style-name="P23"><text:s text:c="4"/>for(i=0; i&lt;c; i++){</text:p>
      <text:p text:style-name="P23"/>
      <text:p text:style-name="P23"><text:s text:c="6"/>if(i!=j){</text:p>
      <text:p text:style-name="P23"/>
      <text:p text:style-name="P23"><text:s text:c="8"/>int indexij = INDEX(r,c, i, j), indexjj = INDEX(r,c,j,j);</text:p>
      <text:p text:style-name="P23"/>
      <text:p text:style-name="P23"><text:s text:c="8"/>float ratio = a[indexij] / a[indexjj];</text:p>
      <text:p text:style-name="P23"/>
      <text:p text:style-name="P23"><text:s text:c="8"/>for(k=0; k&lt;r+1; k++){</text:p>
      <text:p text:style-name="P23"/>
      <text:p text:style-name="P23"><text:s text:c="10"/>int indexik = INDEX(r,c,i,k), indexjk = INDEX(r,c,j,k);</text:p>
      <text:p text:style-name="P23"><text:s text:c="10"/>a[indexik] = a[indexik] - ratio*a[indexjk];</text:p>
      <text:p text:style-name="P23"/>
      <text:p text:style-name="P23"><text:s text:c="8"/>}</text:p>
      <text:p text:style-name="P23"/>
      <text:p text:style-name="P23"><text:s text:c="6"/>}</text:p>
      <text:p text:style-name="P23"/>
      <text:p text:style-name="P23"><text:s text:c="4"/>}</text:p>
      <text:p text:style-name="P23"/>
      <text:p text:style-name="P23"><text:s text:c="2"/>}</text:p>
      <text:p text:style-name="P23"/>
      <text:p text:style-name="P23">}</text:p>
      <text:p text:style-name="P23"/>
      <text:p text:style-name="P23">int main(int argc, char **argv){</text:p>
      <text:p text:style-name="P23"/>
      <text:p text:style-name="P23"><text:s text:c="2"/>//setup some mpi stuff</text:p>
      <text:p text:style-name="P23"><text:s text:c="4"/>int wsize, rank;</text:p>
      <text:p text:style-name="P23"><text:s text:c="4"/>MPI_Init(&amp;argc, &amp;argv);</text:p>
      <text:p text:style-name="P23"><text:s text:c="4"/>MPI_Comm_size(MPI_COMM_WORLD, &amp;wsize);</text:p>
      <text:p text:style-name="P23"><text:s text:c="4"/>MPI_Comm_rank(MPI_COMM_WORLD, &amp;rank);</text:p>
      <text:p text:style-name="P23"/>
      <text:p text:style-name="P23"><text:s text:c="4"/>int i,j,k,n;</text:p>
      <text:p text:style-name="P23"/>
      <text:p text:style-name="P23"><text:s text:c="4"/>if(argc &lt; 2){</text:p>
      <text:p text:style-name="P23"><text:s text:c="6"/>if(rank == 0){</text:p>
      <text:p text:style-name="P23"><text:s text:c="8"/>printf("aren't enough args\n");</text:p>
      <text:p text:style-name="P23"><text:s text:c="6"/>}</text:p>
      <text:p text:style-name="P23"><text:s text:c="6"/>MPI_Finalize();</text:p>
      <text:p text:style-name="P23"><text:s text:c="6"/>return 0;</text:p>
      <text:p text:style-name="P23"><text:s text:c="4"/>}</text:p>
      <text:p text:style-name="P23"/>
      <text:p text:style-name="P23"><text:s text:c="4"/>//for inverses</text:p>
      <text:p text:style-name="P23"><text:s text:c="4"/>//we'll have to force the dimensions of the matrix to be the same</text:p>
      <text:p text:style-name="P23"/>
      <text:p text:style-name="P23"><text:s text:c="4"/>int si, st; //si - width, st - length</text:p>
      <text:p text:style-name="P23"><text:s text:c="4"/>sscanf(argv[1], "%d", &amp;si);</text:p>
      <text:p text:style-name="P23"><text:s text:c="4"/>//sscanf(argv[2], "%d", &amp;st);</text:p>
      <text:p text:style-name="P23"><text:s text:c="4"/>st = si;</text:p>
      <text:p text:style-name="P23"/>
      <text:p text:style-name="P23"><text:s text:c="4"/>int bsize = (si * st) + 1;</text:p>
      <text:p text:style-name="P23"><text:s text:c="4"/>float a[bsize];</text:p>
      <text:p text:style-name="P23"/>
      <text:p text:style-name="P23"><text:s text:c="4"/>if(rank == 0){</text:p>
      <text:p text:style-name="P23"/>
      <text:p text:style-name="P23"><text:s text:c="6"/>if(si &lt; st){</text:p>
      <text:p text:style-name="P23"><text:s text:c="8"/>if(rank == 0){</text:p>
      <text:p text:style-name="P23"><text:s text:c="10"/>printf("Your args are incompatible with GJ\n");</text:p>
      <text:p text:style-name="P23"><text:s text:c="8"/>}</text:p>
      <text:p text:style-name="P23"><text:s text:c="8"/>MPI_Finalize();</text:p>
      <text:p text:style-name="P23"><text:s text:c="8"/>return 0;</text:p>
      <text:p text:style-name="P23"><text:s text:c="6"/>}</text:p>
      <text:p text:style-name="P23"/>
      <text:p text:style-name="P23"><text:s text:c="6"/>srand(time(0));</text:p>
      <text:p text:style-name="P23"><text:s text:c="6"/>initMatrix(a, si, st);</text:p>
      <text:p text:style-name="P23"><text:soft-page-break/><text:s text:c="6"/>//printMatrix(a, si, st);</text:p>
      <text:p text:style-name="P23"/>
      <text:p text:style-name="P23"><text:s text:c="6"/>//first lets append the inverse Identity matrix on the root</text:p>
      <text:p text:style-name="P23"/>
      <text:p text:style-name="P23"><text:s text:c="6"/>int i, j, k;</text:p>
      <text:p text:style-name="P23"/>
      <text:p text:style-name="P23"><text:s text:c="6"/>for(i = 0; i &lt; si; i++){</text:p>
      <text:p text:style-name="P23"><text:s text:c="8"/>for(j = 0; j &lt; st; j++){</text:p>
      <text:p text:style-name="P23"/>
      <text:p text:style-name="P23"><text:s text:c="10"/>int indexjn = INDEX(n,n,i,(j+n));</text:p>
      <text:p text:style-name="P23"/>
      <text:p text:style-name="P23"><text:s text:c="10"/>if(i == j){</text:p>
      <text:p text:style-name="P23"><text:s text:c="12"/>a[indexjn] = 1;</text:p>
      <text:p text:style-name="P23"><text:s text:c="10"/>} else {</text:p>
      <text:p text:style-name="P23"><text:s text:c="12"/>a[indexjn] = 0;</text:p>
      <text:p text:style-name="P23"><text:s text:c="10"/>}</text:p>
      <text:p text:style-name="P23"/>
      <text:p text:style-name="P23"><text:s text:c="8"/>}</text:p>
      <text:p text:style-name="P23"/>
      <text:p text:style-name="P23"><text:s text:c="6"/>}</text:p>
      <text:p text:style-name="P23"/>
      <text:p text:style-name="P23"><text:s text:c="4"/>}</text:p>
      <text:p text:style-name="P23"/>
      <text:p text:style-name="P23"><text:s text:c="4"/>//similar to matrix multiplication, first see if there are a small number of elements</text:p>
      <text:p text:style-name="P23"><text:s text:c="4"/>//if so, its not worth parallelizing</text:p>
      <text:p text:style-name="P23"/>
      <text:p text:style-name="P23"><text:s text:c="4"/>if(si &lt; 50){</text:p>
      <text:p text:style-name="P23"/>
      <text:p text:style-name="P23"><text:s text:c="6"/>if(rank == 0){</text:p>
      <text:p text:style-name="P23"><text:s text:c="8"/>elim(0, si, a, si, st);</text:p>
      <text:p text:style-name="P23"/>
      <text:p text:style-name="P23"><text:s text:c="8"/>for(i = 1; i &lt;= n; i++){</text:p>
      <text:p text:style-name="P23"/>
      <text:p text:style-name="P23"><text:s text:c="10"/>int tempindex = INDEX(n,n, i, i);</text:p>
      <text:p text:style-name="P23"><text:s text:c="10"/>float temp = a[tempindex];</text:p>
      <text:p text:style-name="P23"/>
      <text:p text:style-name="P23"><text:s text:c="10"/>for(j = 1; j &lt;= 2*si; j++){</text:p>
      <text:p text:style-name="P23"><text:s text:c="8"/><text:tab/> <text:s/>a[tempindex] = a[tempindex]/temp;</text:p>
      <text:p text:style-name="P23"><text:s text:c="10"/>}</text:p>
      <text:p text:style-name="P23"/>
      <text:p text:style-name="P23"><text:s text:c="8"/>}</text:p>
      <text:p text:style-name="P23"/>
      <text:p text:style-name="P23"><text:s text:c="6"/>}</text:p>
      <text:p text:style-name="P23"/>
      <text:p text:style-name="P23"><text:s text:c="4"/>} else {</text:p>
      <text:p text:style-name="P23"/>
      <text:p text:style-name="P23"><text:s text:c="6"/>int opspernode = ceil(si / wsize)+1,</text:p>
      <text:p text:style-name="P23"><text:s text:c="10"/>lowerRange = rank * opspernode,</text:p>
      <text:p text:style-name="P23"><text:s text:c="10"/>upperRange = lowerRange + opspernode;</text:p>
      <text:p text:style-name="P23"/>
      <text:p text:style-name="P23"><text:s text:c="4"/>// <text:s/>printf("rank %d has %d %d\n", rank, bsize, opspernode);</text:p>
      <text:p text:style-name="P23"/>
      <text:p text:style-name="P23"><text:s text:c="6"/>//manually set last node to cover rest</text:p>
      <text:p text:style-name="P23"/>
      <text:p text:style-name="P23"><text:s text:c="6"/>if(rank == (wsize -1)){</text:p>
      <text:p text:style-name="P23"><text:s text:c="8"/>upperRange = si;</text:p>
      <text:p text:style-name="P23"><text:s text:c="6"/>}</text:p>
      <text:p text:style-name="P23"/>
      <text:p text:style-name="P23"><text:s text:c="6"/>//printf("lower: %d, upper: %d, ops: %d, rank: %d\n", lowerRange, upperRange, opspernode, rank);</text:p>
      <text:p text:style-name="P23"/>
      <text:p text:style-name="P23"><text:s text:c="6"/>//the values of the random array generated</text:p>
      <text:p text:style-name="P23"><text:s text:c="6"/>MPI_Bcast(&amp;a, bsize, MPI_INT, 0, MPI_COMM_WORLD);</text:p>
      <text:p text:style-name="P23"/>
      <text:p text:style-name="P23"><text:s text:c="6"/>//printMatrix(a, si, st);</text:p>
      <text:p text:style-name="P23"/>
      <text:p text:style-name="P23"><text:soft-page-break/><text:s text:c="6"/>elim(lowerRange, upperRange, a, si, st);</text:p>
      <text:p text:style-name="P23"/>
      <text:p text:style-name="P23"><text:s text:c="6"/>if(rank != 0){</text:p>
      <text:p text:style-name="P23"/>
      <text:p text:style-name="P23"><text:s text:c="8"/>//get the data we want to send</text:p>
      <text:p text:style-name="P23"><text:s text:c="8"/>int sendToRoot[opspernode*si];</text:p>
      <text:p text:style-name="P23"/>
      <text:p text:style-name="P23"><text:s text:c="8"/>int lowcopy = si * rank,</text:p>
      <text:p text:style-name="P23"><text:s text:c="12"/>highcopy = lowcopy + si;</text:p>
      <text:p text:style-name="P23"/>
      <text:p text:style-name="P23"><text:s text:c="8"/>for(i = lowcopy; i &lt; highcopy; i++){</text:p>
      <text:p text:style-name="P23"><text:s text:c="10"/>sendToRoot[i] = a[i];</text:p>
      <text:p text:style-name="P23"><text:s text:c="8"/>}</text:p>
      <text:p text:style-name="P23"/>
      <text:p text:style-name="P23"><text:s text:c="8"/>MPI_Send(sendToRoot, opspernode, MPI_INT, 0, 0, MPI_COMM_WORLD);</text:p>
      <text:p text:style-name="P23"/>
      <text:p text:style-name="P23"><text:s text:c="6"/>} else {</text:p>
      <text:p text:style-name="P23"/>
      <text:p text:style-name="P23"><text:s text:c="8"/>for(i = 1; i &lt; wsize; i++){</text:p>
      <text:p text:style-name="P23"/>
      <text:p text:style-name="P23"><text:s text:c="10"/>int tempBuffr[opspernode*si];</text:p>
      <text:p text:style-name="P23"/>
      <text:p text:style-name="P23"><text:s text:c="10"/>int lowcopy = si * i,</text:p>
      <text:p text:style-name="P23"><text:s text:c="14"/>highcopy = lowcopy + si;</text:p>
      <text:p text:style-name="P23"/>
      <text:p text:style-name="P23"><text:s text:c="10"/>//again, we force last node to do remainder of the work</text:p>
      <text:p text:style-name="P23"><text:s text:c="10"/>//need to adjust the copy</text:p>
      <text:p text:style-name="P23"/>
      <text:p text:style-name="P23"><text:s text:c="10"/>if(i == (wsize - 1)){</text:p>
      <text:p text:style-name="P23"><text:s text:c="12"/>highcopy = bsize;</text:p>
      <text:p text:style-name="P23"><text:s text:c="10"/>}</text:p>
      <text:p text:style-name="P23"/>
      <text:p text:style-name="P23"><text:s text:c="10"/>MPI_Recv(tempBuffr, (opspernode*si), MPI_INT, i, 0, MPI_COMM_WORLD, MPI_STATUS_IGNORE);</text:p>
      <text:p text:style-name="P23"/>
      <text:p text:style-name="P23"><text:s text:c="10"/>//printf("Receieved from %d, range %d through %d\n", i, currLowerRange, currUpperRange);</text:p>
      <text:p text:style-name="P23"/>
      <text:p text:style-name="P23"><text:s text:c="10"/>for(j = lowcopy; j &lt; highcopy; j++){</text:p>
      <text:p text:style-name="P23"><text:s text:c="12"/>//printf("Copying from rank %d, index %d, value %d\n", i, j, tempBuffr[j]);</text:p>
      <text:p text:style-name="P23"><text:s text:c="12"/>a[j] = tempBuffr[j];</text:p>
      <text:p text:style-name="P23"/>
      <text:p text:style-name="P23"><text:s text:c="10"/>}</text:p>
      <text:p text:style-name="P23"/>
      <text:p text:style-name="P23"><text:s text:c="8"/>}</text:p>
      <text:p text:style-name="P23"/>
      <text:p text:style-name="P23"><text:s text:c="6"/>}</text:p>
      <text:p text:style-name="P23"/>
      <text:p text:style-name="P23"><text:s text:c="4"/>}</text:p>
      <text:p text:style-name="P23"/>
      <text:p text:style-name="P23"><text:s text:c="4"/>if(rank == 0){</text:p>
      <text:p text:style-name="P23"/>
      <text:p text:style-name="P23"><text:s text:c="6"/>for(i = 1; i &lt;= si; i++){</text:p>
      <text:p text:style-name="P23"/>
      <text:p text:style-name="P23"><text:s text:c="8"/>int tempindex = INDEX(si,si, i, i);</text:p>
      <text:p text:style-name="P23"><text:s text:c="8"/>float temp = a[tempindex];</text:p>
      <text:p text:style-name="P23"/>
      <text:p text:style-name="P23"><text:s text:c="8"/>for(j = 1; j &lt;= 2*si; j++){</text:p>
      <text:p text:style-name="P23"><text:s text:c="10"/>a[tempindex] = a[tempindex]/temp;</text:p>
      <text:p text:style-name="P23"><text:s text:c="8"/>}</text:p>
      <text:p text:style-name="P23"/>
      <text:p text:style-name="P23"><text:s text:c="6"/>}</text:p>
      <text:p text:style-name="P23"/>
      <text:p text:style-name="P23"><text:s text:c="4"/>}</text:p>
      <text:p text:style-name="P23"/>
      <text:p text:style-name="P23"><text:s text:c="4"/>MPI_Finalize();</text:p>
      <text:p text:style-name="P23"><text:soft-page-break/></text:p>
      <text:p text:style-name="P23"><text:s text:c="4"/>return 0;</text:p>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6:45:28.213242236</meta:creation-date>
    <dc:date>2019-10-06T20:20:17.005506937</dc:date>
    <meta:editing-duration>PT2H51M28S</meta:editing-duration>
    <meta:editing-cycles>20</meta:editing-cycles>
    <meta:generator>LibreOffice/5.3.6.1$Linux_X86_64 LibreOffice_project/30$Build-1</meta:generator>
    <meta:document-statistic meta:table-count="3" meta:image-count="0" meta:object-count="0" meta:page-count="14" meta:paragraph-count="551" meta:word-count="2555" meta:character-count="17489" meta:non-whitespace-character-count="13210"/>
  </office:meta>
</office:document-meta>
</file>